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P3" style:family="paragraph" style:parent-style-name="Standard">
      <style:paragraph-properties fo:margin-top="0cm" fo:margin-bottom="0cm" style:contextual-spacing="false" fo:line-height="100%" fo:text-align="justify" style:justify-single-word="false"/>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 grudnia 1997 r.</text:span></text:p>
      <text:p text:style-name="P1"><text:span text:style-name="T2">Wiceprezes Rady Ministrów Minister Finansów Leszek Balcerowicz:</text:span></text:p>
      <text:p text:style-name="P1"><text:span text:style-name="T1">    Panie Marszałku! Wysoka Izbo! Stojąc na tej trybunie, nie mogę oprzeć się osobistej refleksji, chęci przypomnienia posiedzenia Sejmu sprzed ośmiu lat, kiedy miałem zaszczyt w imieniu pierwszego solidarnościowego rządu przedstawić program otwierający Polsce drogę od katastrofy gospodarczej odziedziczonej po socjalizmie do stabilizacji, do reform gospodarczych i w efekcie do rozwoju nas</text:span><text:bookmark text:name="_GoBack"/><text:span text:style-name="T1">zej gospodarki. Rozpoczynaliśmy wtedy nowy etap w dziejach Polski. Jednoczył nas wspólny wysiłek i świadomość historycznego zadania. Wtedy chodziło o to, aby wyrwać Polskę z ogromnej destabilizacji, przywrócić życiu normalność, a ludziom dać szansę na lepsze życie, zbudować zręby gospodarki rynkowej, jedynego ustroju, który mógł te nadzieje spełnić. Dzisiaj jesteśmy w innej sytuacji. Musimy zapobiec grożącej nam destabilizacji i - poprzez dokończenie reform - umocnić zdrowe siły rozwoju. Tylko w ten sposób możemy sprostać oczekiwaniom milionów ludzi na systematyczną poprawę warunków życia.</text:span></text:p>
      <text:p text:style-name="P1"><text:span text:style-name="T1">    Wysoki Sejmie! Działania naprawcze i reformy instytucjonalne, które dokonały się w latach 1991-1993, otworzyły drogę dla rozwoju gospodarczego i dla dalszych przekształceń. W ostatnich czterech latach zachodziły korzystne zmiany w naszej gospodarce. Nie negujemy tego. Przeciwnie - odczuwamy satysfakcję z tych osiągnięć. Są one przecież efektem wielkiej przedsiębiorczości i wysiłku całego naszego narodu, świadczą o ogromnym potencjale, który my, tutaj siedzący, musimy wykorzystać przez tworzenie właściwych ram dla ludzkiej działalności. Nie negujemy, że w latach 1994-1997 osiągnięto stosunkowo szybki wzrost gospodarki. Nie negujemy, że spadała inflacja. Nie negujemy, że nastąpił znaczny przyrost nakładów na inwestycje. Nie negujemy, że napływał do Polski kapitał zagraniczny. Tym korzystnym zmianom towarzyszyły jednak, niestety, dwa zjawiska, które ciążą teraz nad naszą przyszłością i one właśnie określają warunki startu koalicji AWS i Unii Wolności. One determinują ten bilans otwarcia, bo one wpływają na przyszłość. Po pierwsze, wzrostu gospodarczego ostatnich lat nie wykorzystano w należytym stopniu dla dokończenia najważniejszych reform w państwie i w gospodarce oraz dla naprawy sytuacji w zagrożonych dziedzinach życia społecznego. Po drugie, co wiąże się w części z pierwszym, wzrost gospodarczy osiągnięto kosztem rosnącego zagrożenia destabilizacją - zagrożenia dla przyszłego wzrostu gospodarki, tego jedynego, zasadniczego źródła poprawy warunków życia milionów ludzi w Polsce - czyli osiągnięto to za cenę nagromadzenia pewnego potencjału destabilizacji, który my, wszyscy tu obecni, musimy rozładować. Taka jest nasza odpowiedzialność wobec polskiego społeczeństwa, wobec polskiego narodu.</text:span></text:p>
      <text:p text:style-name="P1"><text:span text:style-name="T1">    Fakt pierwszy, o którym wspomniałem, wyrażał się w zaniechaniu, opóźnianiu lub blokowaniu najważniejszych reform w państwie i w gospodarce, reform decydujących o tempie rozwoju kraju. Przypomnę tylko niektóre z nich. Chodzi tutaj o prywatyzację i reprywatyzację. Chodzi o reformy ubezpieczeń społecznych, które rozpoczęto pod rządami poprzedniej koalicji z trzyletnim opóźnieniem. Chodzi o decentralizację państwa, której przecież nie zaawansowano w należytym stopniu, mówiąc delikatnie. Chodzi o reformę systemu ochrony zdrowia. Chodzi o zmiany w systemie oświaty. Nie ma właściwie żadnej dziedziny życia, w której nie nagromadziły się przez ostatnie cztery lata reformatorskie zaniedbania.</text:span></text:p>
      <text:p text:style-name="P1"><text:span text:style-name="T1">    Opóźnianie reform doprowadziło do pogorszenia sytuacji w niektórych kluczowych sferach naszego życia. Przykłady są liczne. Wymienię czy przypomnę tylko niektóre z nich. Otóż w ostatnich 4 latach doprowadzono do finansowej zapaści górnictwa węgla kamiennego. Liczby są bardzo wymowne. Doprowadzono do rosnącego </text:span><text:soft-page-break/><text:span text:style-name="T1">zadłużenia służby zdrowia, w kategoriach nominalnych 8-krotnie. To jest bilans otwarcia. A jak się przedstawiał stan finansów publicznych? Słyszeliśmy czasami o tym, że Polska jakoby spełniała kryteria z Maastricht. Jest to prawda tylko przy bardzo wyrywkowej analizie i przy socjalistycznym ujęciu deficytu budżetowego. Otóż jeśli stosować przyjęte w świecie kryteria, tzn. uwzględniać całość finansów publicznych, naszych narodowych finansów, decydujących o pomyślności każdej polskiej rodziny, to obraz jest zupełnie inny od tego, który mogliśmy zobaczyć na podstawie tego, co mówiła poprzednio na tej sali rządząca wówczas koalicja. Jeśli uwzględnić nie tylko budżet państwa, ale również budżety gmin oraz tzw. fundusze celowe, na czele z ZUS, i jeśli wyłączyć, jak się to czyni na Zachodzie, z dochodów budżetu wpływy z prywatyzacji, to wówczas zauważa się, że w ostatnich 3 latach nastąpiło bardzo wyraźne pogorszenie stanu finansów publicznych. W 1995 r. tak liczony deficyt wynosił 2,7% dochodu narodowego brutto, w 1996 r. - 3,4%, a w tym roku będzie równy prawdopodobnie 4,3% - grubo powyżej kryterium z Maastricht.</text:span></text:p>
      <text:p text:style-name="P1"><text:span text:style-name="T1">    Szanowni Państwo! Opóźnianie kluczowych reform i osłabianie dyscypliny w gospodarce, w finansach publicznych, w sferze budżetowej przyczyniło się do narastającej groźby destabilizacji gospodarki, która jest realnym zagrożeniem dla warunków życia milionów polskich rodzin. Musimy temu zapobiec m.in. przez uchwalenie odpowiedzialnego budżetu państwa. Groźba destabilizacji, jak przecież powszechnie wiadomo, wyraża się w rosnącej luce między szybko rosnącym importem a nie nadążającym za tym wzrostem eksportu. I to jest pewien sygnalizator. W tym wyrażają się dwa zjawiska - z jednej strony niedostatecznie szybko rosnąca konkurencyjność naszej gospodarki wskutek zaniedbania reform, a z drugiej strony zbyt szybko rosnąca, mówiąc językiem popularnym, masa pieniądza w rękach prywatnych osób, przedsiębiorstw i obywateli. Wyrazem tego jest owa rozwierająca się luka i temu musimy zapobiec.</text:span></text:p>
      <text:p text:style-name="P1"><text:span text:style-name="T1">    Można więc powiedzieć, że efektem polityki ostatnich lat jest niewątpliwie wzrost gospodarczy i inne osiągnięcia, o których mówiłem, ale jednocześnie narastanie owych zjawisk, które ciążą nad przyszłością. I teraz jest czas przeciwdziałania owym zagrożeniom i pełnego wykorzystania ciągle wielkich szans polskiego narodu na szybki rozwój, na poprawę warunków życia, na umacnianie naszej pozycji międzynarodowej. Wiemy przecież wszyscy, że moc państwa zależy m.in. od mocy jego gospodarki. Chciałbym powiedzieć, że nieodpowiedzialnością byłoby tutaj zlekceważenie doświadczeń innych krajów: tego co spotkało Węgry w 1994 r., a mianowicie załamania wzrostu na tle zaburzeń w finansach publicznych, tego, co się dzieje na naszych oczach w Czechach czy w tzw. azjatyckich tygrysach, które, zdawałoby się, były chronione przed destabilizacją. Otóż nie! Tylko przez odpowiedzialną, zdrową politykę finansów publicznych i całą politykę gospodarczą możemy chronić nasze wspólne dobro - wzrost gospodarczy, to niezastąpione źródło, jak powiedziałem, poprawy warunków życia milionów polskich rodzin.</text:span></text:p>
      <text:p text:style-name="P1"><text:span text:style-name="T1">    Panie Marszałku! Wysoka Izbo! Jestem głęboko przekonany, że każdemu naszemu działaniu musi towarzyszyć refleksja nad dziejami naszego narodu. Co ta refleksja pokazuje? Otóż pokazuje ona, że właściwie dopiero od 1989 r., po raz pierwszy od 200 lat, jeśli nie liczyć krótkiego okresu międzywojennego, otworzyła się przed Polską szansa na szybki rozwój, nadrabianie opóźnień, jakie narosły przez poprzednie 10-lecia. Przedtem niemal przez cały czas: niewola, wojny i obca dominacja nie pozwalały nam jako narodowi kształtować nasz ustrój polityczny i ustrój gospodarczy, skazywały nas na rosnące opóźnienie gospodarcze wobec Zachodu. W 1989 r. na obóz posierpniowy i na całą klasę polityczną spadła historyczna odpowiedzialność przebudowy Polski i wykorzystania odzyskanej </text:span><text:soft-page-break/><text:span text:style-name="T1">wolności dla rozwoju. Podjęliśmy wówczas to zadanie, a dzisiaj możemy i musimy owo historyczne, narodowe zadanie dokończyć. Jak wtedy, tak i teraz jesteśmy gotowi do współdziałania w tym wielkim dziele reformowania Polski ze wszystkimi, którzy rozumują w kategoriach moralnej i historycznej odpowiedzialności za przyszłość własnego narodu. (Oklaski)</text:span></text:p>
      <text:p text:style-name="P1"><text:span text:style-name="T1">    Szanowni Państwo! Istotą programu gospodarczego koalicji AWS i Unii Wolności jest zapewnienie Polsce szybkiego nadrabiania gospodarczego dystansu między nami a Zachodem. Nie chodzi tutaj o wzrost dla samego wzrostu, ale o rozwój, który umożliwi systematyczną poprawę warunków życia milionów ludzi. Zwiększy i przyspieszy tworzenie konkurencyjnych miejsc pracy i w ten sposób, a nie w inny, obniży statystyczne wskaźniki bezrobocia. Umocni nasz narodowy pieniądz, stworzy podstawy do rozwiązywania problemów mieszkaniowych, da środki na stopniową poprawę sytuacji w dziedzinach utrzymywanych z naszych podatków, które przecież również muszą się reformować. Umożliwi naprawę i rozwój dróg, przejść granicznych i całej fizycznej infrastruktury, która wyznacza tempo działalności gospodarczej milionów ludzi. Chodzi także o rozwój, który będzie przyjazny wobec naszego naturalnego środowiska. Ta strategia systematycznego nadrabiania gospodarczych opóźnień, systematycznej poprawy warunków życia poprzez odpowiedzialną i rozumną politykę gospodarczą legła u podstaw przedkładanej Wysokiej Izbie autopoprawki.</text:span></text:p>
      <text:p text:style-name="P1"><text:span text:style-name="T1">    Chciałbym mocno podkreślić, że punktem odniesienia dla tego projektu był projekt przygotowany pod rządami poprzedniej koalicji SLD i PSL. Ów projekt pierwotnie, jak wiadomo, został przesłany do parlamentu ze względu na wymagania prawne i oczekuję, że w dyskusji punktem odniesienia będzie ów projekt, a także budżet poprzedni. </text:span></text:p>
      <text:p text:style-name="P1"><text:span text:style-name="T1">    Powiedziałem, że u podstaw opracowywania w ciągu ostatnich 2-3 tygodni przedkładanej Wysokiej Izbie autopoprawki leżało generalne założenie, by umacniać zdrowe siły rozwoju i kłaść podwaliny umożliwiające poprawę warunków życia milionów rodzin. Cel ten uznałbym za cel strategiczny, nie waham się powiedzieć cel narodowy. W tym kontekście kształtowaliśmy autopoprawkę. Oddziaływanie budżetu czy całości finansów publicznych na tempo rozwoju gospodarki można i należy rozpatrywać w dwóch płaszczyznach.</text:span></text:p>
      <text:p text:style-name="P1"><text:span text:style-name="T1">    Po pierwsze, w ujęciu, że tak powiem, długookresowym i wtedy należy zastanowić się, jakie jest oddziaływanie podstawowych założeń budżetu na systematyczne siły rozwoju, które działają przez cały czas.</text:span></text:p>
      <text:p text:style-name="P1"><text:span text:style-name="T1">    Po drugie, chodzi jednak także o oddziaływanie krótkookresowe i wtedy główne pytanie brzmi: Czy budżet przez swoje główne założenie, a zwłaszcza skalę deficytu, jest stabilizatorem sytuacji gospodarczej w obliczu odziedziczonego potencjału destabilizacji, czy przeciwnie - jest detonatorem? Trzeba tu najpierw krótko omówić przedłożoną Wysokiej Izbie autopoprawkę z punktu widzenia oddziaływań długookresowych. Jeżeli zajmujemy się tym ważnym problemem, trzeba - jak sądzę - zwrócić uwagę na cztery aspekty.</text:span></text:p>
      <text:p text:style-name="P1"><text:span text:style-name="T1">    Po pierwsze, dla długofalowego rozwoju istotny jest ciężar sumy podatków w relacji dochodu narodowego czy produktu krajowego brutto - najogólniej można powiedzieć w pewnym uproszczeniu, że im większy jest ów ciężar, tym trudniej się szybko rozwijać. Oczywiście obciążenie ludzi i przedsiębiorstw podatkami zależy od obciążenia gospodarki wydatkami. Rozumna polityka, która kładzie podwaliny pod długofalowy szybki rozwój, powinna wobec tego w naszej sytuacji zmierzać do stopniowej obniżki ciężaru podatków i wydatków w stosunku do dochodu narodowego. Wtedy będziemy mieli szansę na szybki rozwój.</text:span></text:p>
      <text:p text:style-name="P1"><text:soft-page-break/><text:span text:style-name="T1">    Po drugie, istotna dla długofalowego rozwoju jest także struktura podatków. Mówiąc generalnie, jest lepiej, jeśli wśród podatków jest wysoki udział tzw. podatków pośrednich, czyli VAT i akcyzy, albowiem one mniej stępiają bodźce do przedsiębiorczości i rozwoju. Wzrost udziału tych podatków ogranicza także szarą strefę, bo trudniej unikać ich płacenia. Odpowiedzialna i rozumna polityka w dziedzinie finansów publicznych powinna więc kontynuować rozpoczętą wcześniej tendencję do wzrostu udziału podatków pośrednich, a zmniejszania udziału podatków bezpośrednich.</text:span></text:p>
      <text:p text:style-name="P1"><text:span text:style-name="T1">    Po trzecie, dla długofalowego rozwoju jest istotne i to, na co wydaje się nasze wspólne, podatkowe publiczne pieniądze. Dla rozwoju jest ważne, aby w jak największym stopniu były one przeznaczane na odbudowę tego, co zostało zniszczone, na inwestowanie w rozwój, na reformy. Zwiększanie udziału takich wydatków to jest działanie na korzyść milionów polskich rodzin, to jest wyraz odpowiedzialności wobec przyszłości.</text:span></text:p>
      <text:p text:style-name="P1"><text:span text:style-name="T1">    Wreszcie po czwarte, niezmiernie ważna dla przyszłości jest skala deficytu finansów publicznych. Nie jest to jakaś abstrakcyjna arytmetyczna wielkość, nie jest to coś, co nie dotyczy każdej polskiej rodziny. Skala deficytu z długofalowego, a tym bardziej krótkookresowego punktu widzenia, o czym za chwilę powiem, jest kluczowa dla szans poprawy życia milionów ludzi w Polsce. Dlaczego? Cóż to oznacza, że jest deficyt finansów publicznych? Oznacza to, że my wszyscy, podatnicy, których wyrazicielem przecież tutaj jesteśmy, zaciągamy długi i w ten sposób uszczuplamy pulę kredytów, na które czekają setki tysięcy przedsiębiorców, zwłaszcza tych drobnych. Do czego prowadzi tego rodzaju polityka kumulowania kolejnych deficytów? Prowadzi do wzrostu długu wewnętrznego. Właśnie taka polityka w przeszłości sprawiła, że mamy bardzo ograniczone pole manewru, albowiem jedną z głównych pozycji w wykonaniu budżetu tego roku, a także budżetu przyszłorocznego są płatności przede wszystkim z tytułu nagromadzonego długu krajowego, a próba zwiększania deficytu powyżej pewnego bezpiecznego poziomu byłaby niezwykle groźna właśnie dla każdej polskiej rodziny. Dlaczego? Ponieważ oznaczałoby to ryzyko zwiększania i tak już wysokich stóp procentowych, co biłoby w przedsiębiorstwa, które zaciągnęły kredyty lub chciałyby zaciągnąć, biłoby w konsumentów, którzy przecież również albo zaciągnęli kredyty, albo planują zaciągnięcie kredytów konsumpcyjnych, wreszcie w budżet, czyli w nas wszystkich, albowiem - tak jak powiedziałem - są bardzo wysokie płatności z tytułu wcześniej nagromadzonego długu wewnętrznego. Wobec tego odpowiedzialność w polityce gospodarczej wyraża się także - i to w ogromnym stopniu - w redukowaniu skali deficytu finansów publicznych.</text:span></text:p>
      <text:p text:style-name="P1"><text:span text:style-name="T1">    Jeżeli przedłożony Wysokiej Izbie projekt autopoprawki porównamy z pierwotnym projektem, to możemy stwierdzić co następuje.</text:span></text:p>
      <text:p text:style-name="P1"><text:span text:style-name="T1">    Po pierwsze, zwiększa się udział podatków pośrednich i zmniejsza udział podatków bezpośrednich. Tu kontynuujemy wcześniej rozpoczętą tendencję. </text:span></text:p>
      <text:p text:style-name="P1"><text:span text:style-name="T1">    Po drugie, zwiększa się wydatnie skala i udział wydatków na odbudowę, na rozwój i na tak potrzebne reformy, o czym powiem za chwilę.</text:span></text:p>
      <text:p text:style-name="P1"><text:span text:style-name="T1">    Po trzecie, ogranicza się skalę deficytu, biorąc pod uwagę to, o czym przed chwilą powiedziałem, a także bieżące doświadczenia. Już bowiem w tej chwili, w ostatnich tygodniach, narastają trudności ze sprzedażą bonów skarbowych i obligacji. Próba forsowania owej sprzedaży oznaczałaby ryzyko zwiększenia stóp procentowych, a to byłoby skrajną nieodpowiedzialnością. Czyli w trzech spośród czterech zakresów autopoprawka różni się korzystnie od przedłożonego pierwotnie budżetu państwa - i </text:span><text:soft-page-break/><text:span text:style-name="T1">to można sprawdzić, bo to są rzeczy arytmetyczne. Mówię w tej chwili do lewej części sali.</text:span></text:p>
      <text:p text:style-name="P1"><text:span text:style-name="T1">    (Głos z sali: Sprawdziliśmy... )</text:span></text:p>
      <text:p text:style-name="P1"><text:span text:style-name="T1">    Dobrze.</text:span></text:p>
      <text:p text:style-name="P1"><text:span text:style-name="T1">    Po czwarte, w tej autopoprawce udało się utrzymać pewną kontynuację zmniejszania stosunku sumy podatków do PKB (dochodu narodowego brutto), choć jednocześnie owa relacja wzrosła nieznacznie w porównaniu z pierwotnym budżetem, dlatego że postanowiliśmy zwiększyć wydatki na odbudowę, na reformy i na rozwój.</text:span></text:p>
      <text:p text:style-name="P1"><text:span text:style-name="T1">    Teraz chciałbym przejść do krótkookresowego oddziaływania budżetu na szansę gospodarczego rozwoju. Chciałem przypomnieć, że to jest zagadnienie niezmiernie istotne wtedy, kiedy wskutek zaniedbań poprzednich lat i czynników międzynarodowych nagromadził się już w gospodarce pewien potencjał destabilizacji, czyli zagrożenia dla przyszłego rozwoju. Tak jest właśnie w polskiej gospodarce. W uzasadnieniu do pierwotnej wersji budżetu pisze się wyraźnie, że jest to jedno z odziedziczonych zagrożeń, któremu poprzez odpowiedzialną politykę w finansach publicznych należy przeciwdziałać. Chcąc temu przeciwdziałać, chcąc działać odpowiedzialnie, chcąc umacniać zdrowe siły rozwoju, trzeba jednocześnie realizować dwa pakiety działań. Po pierwsze, trzeba podejmować działania, które ekonomiści nazywają makroekonomicznymi; po ludzku mówiąc, chodzi o to, żeby naród nie kontynuował życia na kredyt kosztem własnej przyszłości. Chodzi także o to, aby utrzymywano odpowiedzialną politykę monetarną, która by zapobiegała nadmiernemu wzrostowi puli kredytów. Po drugie, chodzi o przyspieszenie opóźnianych do tej pory reform instytucjonalnych zarówno w gospodarce - w przedsiębiorstwach, jak i w finansach publicznych.</text:span></text:p>
      <text:p text:style-name="P1"><text:span text:style-name="T1">    Szanowni Państwo! W tym właśnie kierunku zmierza budżet zarówno przez swoje podstawowe założenia i cele, jak i przez sprzężone z nim inne działania. Służy on, w moim głębokim przekonaniu, umacnianiu sił rozwoju, dlatego że: po pierwsze, ogranicza występującą do tej pory tendencję narodu do życia na kredyt i rozluźnia zaciśniętą wcześniej pętlę wewnętrznego zadłużenia, a po drugie, w proponowanej autopoprawce przeznacza się znacznie większe środki na odbudowę, na rozwój i na reformę.</text:span></text:p>
      <text:p text:style-name="P1"><text:span text:style-name="T1">    Parę słów o tym pierwszym zagadnieniu. W projekcie autopoprawki zakładamy zmniejszenie deficytu z 8,15 mld zł do 7,7 mld zł. Jest to wyrazem liczenia się z rzeczywistością, rozsądku i poczucia odpowiedzialności za przyszłość. Dzięki temu i niektórym innym proponowanym operacjom spadnie także relacja długu publicznego do produktu krajowego brutto w 1998 r. o około 4,5 mld zł, co jest równowartością niemal 1% PKB.</text:span></text:p>
      <text:p text:style-name="P1"><text:span text:style-name="T1">    Teraz chciałbym krótko przedstawić Wysokiej Izbie drugi punkt, a mianowicie to, w jaki sposób w tej autopoprawce doszliśmy do propozycji zwiększenia niektórych ważnych pozycji wydatków, jednocześnie - w imię odpowiedzialności - ograniczając deficyt finansów publicznych.</text:span></text:p>
      <text:p text:style-name="P1"><text:span text:style-name="T1">    U podstaw tego kroku legły następujące działania.</text:span></text:p>
      <text:p text:style-name="P1"><text:span text:style-name="T1">    Poddaliśmy analizie prognozy dochodów zawarte w poprzedniej wersji i ta analiza doprowadziła nas do wniosku, że niektóre pozycje były zawyżone, co zdarza się w pierwotnych propozycjach budżetu. W rezultacie byliśmy zmuszeni skorygować owe pierwotne szacunki o sumę 750 mln zł. Jednocześnie - wobec niekwestionowanych, autentycznych potrzeb w takich dziedzinach, jak: odbudowa na terenach poszkodowanych przez powódź, naprawa dróg, reforma służby zdrowia i inne, o </text:span><text:soft-page-break/><text:span text:style-name="T1">których za chwilę powiem - uznaliśmy za potrzebne, i proponujemy Wysokiej Izbie, podjęcie pewnych kroków, dzięki którym będzie można zwiększyć dochody, po to, żeby sfinansować wydatki, o których powiem.</text:span></text:p>
      <text:p text:style-name="P1"><text:span text:style-name="T1">    Po pierwsze, przyspieszamy termin wejścia w życie zasady zwrotu VAT turystom zagranicznym. Wedle naszych kalkulacji spowoduje to wzrost zakupów dokonywanych przez turystów zagranicznych w Polsce i da nam znaczący przyrost dochodów z akcyzy.</text:span></text:p>
      <text:p text:style-name="P1"><text:span text:style-name="T1">    Po drugie, w poprawce została zawarta propozycja doprowadzenia do poziomu podstawowego stawki VAT na usługi telekomunikacyjne, jej podwyższenia z 7 do 22%.</text:span></text:p>
      <text:p text:style-name="P1"><text:span text:style-name="T1">    Po trzecie, w autopoprawce zawarta jest propozycja przyspieszenia i zwiększenia stawek podatku akcyzowego na wyroby spirytusowe i tytoniowe.</text:span></text:p>
      <text:p text:style-name="P1"><text:span text:style-name="T1">    I wreszcie po czwarte, w autopoprawce znajduje się propozycja dodatkowej, oprócz pierwotnie proponowanej, podwyżki akcyzy na paliwa. Przypomnę, że większość zdobytych w ten sposób środków idzie na naprawy dróg i rozwój drogownictwa zarówno na szczeblu ogólnokrajowym, jak i szczeblu gminnym.</text:span></text:p>
      <text:p text:style-name="P1"><text:span text:style-name="T1">    Szanowni Państwo! Prace nad tą poprawką nie ograniczały się oczywiście do analizy dochodów. Starannym badaniom poddaliśmy także pozycje wydatków. Wychodziliśmy z założenia, że każda złotówka w budżecie państwa to są pieniądze ludzi, pieniądze podatników, to efekt ciężkiej pracy milionów Polaków, a poczucie odpowiedzialności wyraża się oczywiście w jak najlepszym przeznaczeniu owych pieniędzy, w jak najoszczędniejszym gospodarowaniu nimi. Będziemy wdzięczni Wysokiej Izbie za dalsze sugestie w toku prac nad autopoprawką, nad przedłożonym projektem, jeśli chodzi o to, jak można doprowadzić do dalszej racjonalizacji i lepiej wykorzystać nasze wspólne podatkowe pieniądze.</text:span></text:p>
      <text:p text:style-name="P1"><text:span text:style-name="T1">    Chciałbym powiedzieć, że oszczędności rząd zaczął od siebie, a mianowicie podjął decyzję o tym, aby przewidywany pierwotnie wysoki wzrost wydatków na płace osób objętych tzw. kategorią R, czyli osób na stanowiskach kierowniczych, zmniejszyć o połowę, aby był on taki jak tempo wzrostu przeciętnej płacy w sferze budżetowej. Po drugie, zdecydowaliśmy się także zweryfikować pierwotne dotacje dla partii politycznych, zgodnie z przepisami prawa. Po trzecie, proponujemy Wysokiej Izbie ustawę, na mocy której zasady waloryzacji dla tzw. służb mundurowych zostaną ujednolicone z tymi, które obowiązują obecnie w wypadku emerytur i rent pracowniczych. Chciałbym powiedzieć, że weryfikacji uległy także wydatki na obsługę nagromadzonego długu publicznego. Wydatki owe udało się znacząco obniżyć m.in. dzięki ograniczaniu deficytu, ale także dzięki zmianie struktury finansowania deficytu.</text:span></text:p>
      <text:p text:style-name="P1"><text:span text:style-name="T1">    Szanowni Państwo! Oszczędności w wymienionych tylko tytułem przykładu wydatkach oraz wzrost dochodów dały w projekcie autopoprawki sumę 3211 mln zł, która stanowi niejako pulę do dyspozycji. Chciałbym przedstawić Wysokiej Izbie, w jaki sposób rząd proponuje w projekcie autopoprawki ową pulę rozdysponować. Skupię się tylko na niektórych kierunkach.</text:span></text:p>
      <text:p text:style-name="P1"><text:span text:style-name="T1">    Otóż proponujemy zasadnicze zwiększenie środków na odbudowę na terenach, które zostały dotknięte przez powódź. Mamy to przecież przed oczyma. Każdy, kto tam był, widzi te zniszczone mieszkania, drogi, które wymagają naprawy, infrastrukturę. I tutaj w ramach autopoprawki zawarta jest propozycja utworzenia rezerwy w wysokości przekraczającej 750 mln zł, a także proponujemy dodatkową rezerwę na skompensowanie gminom utraconych dochodów z tytułu podatku rolnego w wysokości 300 mln zł.</text:span></text:p>
      <text:p text:style-name="P1"><text:soft-page-break/><text:span text:style-name="T1">    Po drugie, proponujemy, aby środki zwiększone m.in. dzięki dodatkowej akcyzie przeznaczyć na naprawę i rozwój dróg, a także na odblokowanie budowy autostrad. Łączna suma zwiększenia wydatków na te cele jest bardzo znacząca i wynosi około 0,5 mld zł (cały czas podaję w nowych złotych).</text:span></text:p>
      <text:p text:style-name="P3"><text:span text:style-name="T1">w bezpośrednich do skali 19, 30 i 40%.</text:span></text:p>
      <text:p text:style-name="P1"><text:span text:style-name="T1">    Zaraz przejdę do opłaty węglowej. Chciałbym tylko powiedzieć, że nie ironizowałbym - </text:span></text:p>
      <text:p text:style-name="P1"><text:span text:style-name="T1">    Po trzecie, w projekcie autopoprawki proponujemy, aby wydatnie zwiększyć dotacje dla samorządów, choć wiem doskonale, że nawet po tym zwiększeniu nie wszystkie oczekiwania przedstawicieli samorządów będą mogły zostać zaspokojone. Niemniej w ramach tego manewru, wyznaczonego przez odziedziczoną rzeczywistość i poczucie odpowiedzialności za rozwój kraju, proponujemy zwiększenie subwencji ogólnej dla gmin, znaczące zwiększenie subwencji drogowej dla gmin oraz dotacje dla dużych miast z tytułu niedoszacowania w przeszłości subwencji, jakie im przysługiwały.</text:span></text:p>
      <text:p text:style-name="P1"><text:span text:style-name="T1">    Po czwarte, tę pulę do dyspozycji proponujemy także przeznaczyć na dofinansowanie reformy służby zdrowia, na rozpoczęcie tego, na co, jak wiemy, czekają i miliony pacjentów, i dziesiątki tysięcy ludzi pracujących w służbie zdrowia.</text:span></text:p>
      <text:p text:style-name="P1"><text:span text:style-name="T1">    Po piąte, zwiększamy wydatnie w ramach autopoprawki środki, które należy przeznaczyć na naprawę, uzdrowienie górnictwa, jednocześnie proponując usunięcie tzw. opłaty węglowej, która, naszym zdaniem, byłaby formą szkodliwego podatku, ale kompensujemy to, pragnę zaznaczyć, znacznym zwiększeniem środków na restrukturyzację górnictwa.</text:span></text:p>
      <text:p text:style-name="P1"><text:span text:style-name="T1">    Wreszcie w przedstawionej autopoprawce jest wiele innych pozycji, w których proponujemy zwiększyć środki publiczne. Wymienię tylko sumy, jakie chcielibyśmy przeznaczyć na uruchomienie systemu pożyczek studenckich, zwiększenie wydatków na biblioteki publiczne, na domy kultury, na walkę z alkoholizmem.</text:span></text:p>
      <text:p text:style-name="P1"><text:span text:style-name="T1">    Panie Marszałku! Wysoka Izbo! Dla zrealizowania przedłożonej Wysokiej Izbie autopoprawki potrzebne są zmiany w niektórych ustawach. Pragnę od razu zaznaczyć, być może antycypując dyskusję - szczególnie z tą częścią państwa, którą mam po swojej lewej stronie - że zdecydowana większość tych nowelizacji była wymagana w związku z pierwotną wersją budżetu. W pierwotnej wersji w uzasadnieniu znajduje się wykaz ustaw, które należy znowelizować ze względu na to, że zobowiązania do wydatków, jakie zapadły na mocy poprzedniej legislacji, były nie do zrealizowania w ramach wersji budżetu przygotowanej pod rządami koalicji SLD-PSL. My te nowelizacje podtrzymujemy. Chodzi generalnie o to, aby finanse publiczne odpowiadały odziedziczonej rzeczywistości, odpowiadały poczuciu odpowiedzialności za rozwój, za przyszłość, za poprawę warunków życia. Chodzi także o dostosowanie przepisów szczegółowych niektórych ustaw do przepisów wyższej rangi, jak m.in. w przypadku nowelizacji ustawy o cenach. </text:span></text:p>
      <text:p text:style-name="P1"><text:span text:style-name="T1">    Oto parę słów na temat każdej z proponowanych ustaw, które mam zaszczyt tutaj krótko przedstawić.</text:span></text:p>
      <text:p text:style-name="P1"><text:span text:style-name="T1">    Jeżeli chodzi o projekt ustawy o waloryzacji niektórych emerytur i rent oraz o zmianie niektórych ustaw, to istotą proponowanej zmiany jest, jak już powiedziałem, ujednolicenie zasad waloryzacji, tak aby była jednolitość. Myślę, że wymaga tego także pewne poczucie sprawiedliwości. Nie ukrywam, że jest to także bardzo ważnym źródłem środków na dofinansowanie części proponowanych wydatków, ale chcę jednocześnie podkreślić, że rząd nie oszczędza na narodowym bezpieczeństwie. Przeciwnie, w przedstawionej tu autopoprawce proponuję wydatne </text:span><text:soft-page-break/><text:span text:style-name="T1">zwiększenie wydatków na to, co się wiąże z siłą bojową naszej armii, na dofinansowanie modernizacji uzbrojenia i szkolenie polskich oficerów, tak aby jak najszybciej armia polska była dostosowana do standardów, które obowiązują w NATO.</text:span></text:p>
      <text:p text:style-name="P1"><text:span text:style-name="T1">    Po drugie, proponujemy nowelizację ustawy o rehabilitacji zawodowej i społecznej osób niepełnosprawnych. Istotą tej zmiany jest pewna ulga; chodzi o to, aby jednostki budżetowe nie były obciążone dodatkowym podatkiem. Wiadomo, że sposób gospodarowania środkami w ramach PFRON pozostawia - mówiąc delikatnie - wiele do życzenia i jestem przekonany, że w toku prac sejmowych Wysoka Izba wnikliwie przyjrzy się panującej tam sytuacji.</text:span></text:p>
      <text:p text:style-name="P1"><text:span text:style-name="T1">    Po trzecie, proponujemy zmianę ustawy o cenach. Generalnie chodzi tutaj o dostosowanie przepisów krajowych, zwłaszcza w dziedzinie ochrony konsumenta, do standardów Unii Europejskiej, a także o możliwości ograniczania obowiązującego jeszcze wykazu cen urzędowych.</text:span></text:p>
      <text:p text:style-name="P1"><text:span text:style-name="T1">    Wreszcie po czwarte, przedkładamy Wysokiej Izbie projekt nowelizacji ustawy o VAT i o akcyzie. Zasadniczą proponowaną zmianą jest dostosowanie do wymagań nowej konstytucji, a ściślej mówiąc chodzi o to, aby decyzje, które będą w tym zakresie podejmowane, były ujmowane w akcie prawnym odpowiedniej rangi, nie w zarządzeniu, lecz w rozporządzeniu - czego wymaga nowa konstytucja.</text:span></text:p>
      <text:p text:style-name="P1"><text:span text:style-name="T1">    Panie Marszałku! Wysoka Izbo! Pragnąłbym zakończyć swoje wystąpienie tym, od czego rozpocząłem. W 1989 r. polska gospodarka była w stanie katastrofy, teraz sytuacja jest inna. Teraz musimy usunąć groźbę destabilizacji, czyli przerwania procesu wzrostu gospodarczego, i umacniać zdrowe siły rozwoju. Wyrazem odpowiedzialności za przyszłość - jestem głęboko przekonany - jest przedłożona Wysokiej Izbie autopoprawka budżetowa. Chciałem powiedzieć, że będziemy Wysokiej Izbie przedkładać inne projekty ustaw, które będą usuwać niepotrzebne biurokratyczne przepisy, więzy krępujące ogromną przedsiębiorczość Polaków, przyspieszać tak potrzebny proces przemian własnościowych i restrukturyzację ważnych sektorów, reformować te dziedziny, które są finansowane z naszych podatkowych pieniędzy.</text:span></text:p>
      <text:p text:style-name="P1"><text:span text:style-name="T1">    Szanowni Państwo! Program gospodarczy koalicji Unii Wolności i Akcji Wyborczej Solidarność jest na miarę wielkich możliwości naszego narodu. Ludzie nam zaufali, że możemy i jesteśmy w stanie odrzucić wszystko to, co hamuje realizacją historycznego zadania - nadrabiania dystansu, jaki narósł przez poprzednie dziesięciolecia. Pragniemy te oczekiwania spełnić. Dziękuję bardzo.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08:00</meta:creation-date>
    <dc:date>2013-01-09T14:09:00</dc:date>
    <meta:editing-duration>PT1S</meta:editing-duration>
    <meta:generator>LibreOffice/3.6$Windows_x86 LibreOffice_project/2ef5aff-a6fb0ff-166bdff-cf087ad-0f1389</meta:generator>
    <meta:document-statistic meta:table-count="0" meta:image-count="0" meta:object-count="0" meta:page-count="8" meta:paragraph-count="54" meta:word-count="3720" meta:character-count="27744" meta:non-whitespace-character-count="238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